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/>
    </style:style>
    <style:style style:name="P2" style:family="paragraph" style:parent-style-name="Standard">
      <style:paragraph-properties fo:text-align="justify" style:justify-single-word="false"/>
      <style:text-properties style:text-underline-style="none" officeooo:rsid="001d4729" officeooo:paragraph-rsid="002c8da7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rsid="001d66d5" officeooo:paragraph-rsid="002c8da7"/>
    </style:style>
    <style:style style:name="P4" style:family="paragraph" style:parent-style-name="Standard">
      <style:text-properties fo:language="fr" fo:country="FR"/>
    </style:style>
    <style:style style:name="P5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/>
    </style:style>
    <style:style style:name="P6" style:family="paragraph" style:parent-style-name="Standard">
      <style:text-properties fo:language="fr" fo:country="FR" officeooo:paragraph-rsid="0027f5e5"/>
    </style:style>
    <style:style style:name="P7" style:family="paragraph" style:parent-style-name="Standard">
      <style:text-properties fo:language="fr" fo:country="FR" style:text-underline-style="none"/>
    </style:style>
    <style:style style:name="P8" style:family="paragraph" style:parent-style-name="Standard">
      <style:paragraph-properties fo:text-align="start" style:justify-single-word="false"/>
      <style:text-properties fo:language="fr" fo:country="FR" style:text-underline-style="none"/>
    </style:style>
    <style:style style:name="P9" style:family="paragraph" style:parent-style-name="Standard">
      <style:paragraph-properties fo:text-align="justify" style:justify-single-word="false"/>
      <style:text-properties fo:language="fr" fo:country="FR" style:text-underline-style="none"/>
    </style:style>
    <style:style style:name="P10" style:family="paragraph" style:parent-style-name="Standard">
      <style:paragraph-properties fo:text-align="justify" style:justify-single-word="false"/>
      <style:text-properties fo:language="fr" fo:country="FR" style:text-underline-style="none" officeooo:paragraph-rsid="0027f5e5"/>
    </style:style>
    <style:style style:name="P11" style:family="paragraph" style:parent-style-name="Standard">
      <style:text-properties fo:language="fr" fo:country="FR" style:text-underline-style="none" officeooo:rsid="001d66d5" officeooo:paragraph-rsid="002c8da7"/>
    </style:style>
    <style:style style:name="P12" style:family="paragraph" style:parent-style-name="Standard">
      <style:paragraph-properties fo:text-align="justify" style:justify-single-word="false"/>
      <style:text-properties fo:language="fr" fo:country="FR" officeooo:paragraph-rsid="0027f5e5"/>
    </style:style>
    <style:style style:name="P13" style:family="paragraph" style:parent-style-name="Standard">
      <style:text-properties fo:language="fr" fo:country="FR" officeooo:paragraph-rsid="00293640"/>
    </style:style>
    <style:style style:name="P14" style:family="paragraph" style:parent-style-name="Standard">
      <style:text-properties fo:language="fr" fo:country="FR" officeooo:paragraph-rsid="002c8da7"/>
    </style:style>
    <style:style style:name="P15" style:family="paragraph" style:parent-style-name="Standard">
      <style:text-properties style:font-name="Times New Roman" fo:language="fr" fo:country="FR"/>
    </style:style>
    <style:style style:name="P16" style:family="paragraph" style:parent-style-name="Standard">
      <style:text-properties style:font-name="Times New Roman" fo:language="fr" fo:country="FR" officeooo:paragraph-rsid="0025d664"/>
    </style:style>
    <style:style style:name="P17" style:family="paragraph" style:parent-style-name="Standard">
      <style:text-properties style:font-name="Times New Roman" fo:language="fr" fo:country="FR" officeooo:paragraph-rsid="002762bc"/>
    </style:style>
    <style:style style:name="P18" style:family="paragraph" style:parent-style-name="Standard">
      <style:paragraph-properties fo:text-align="justify" style:justify-single-word="false"/>
      <style:text-properties officeooo:paragraph-rsid="002c8da7"/>
    </style:style>
    <style:style style:name="P19" style:family="paragraph" style:parent-style-name="Standard">
      <style:text-properties officeooo:paragraph-rsid="002c8da7"/>
    </style:style>
    <style:style style:name="P20" style:family="paragraph" style:parent-style-name="Preformatted_20_Text">
      <style:paragraph-properties fo:text-align="start" style:justify-single-word="false" style:writing-mode="lr-tb"/>
      <style:text-properties fo:language="fr" fo:country="FR"/>
    </style:style>
    <style:style style:name="P21" style:family="paragraph" style:parent-style-name="Preformatted_20_Text">
      <style:paragraph-properties fo:text-align="start" style:justify-single-word="false"/>
      <style:text-properties fo:language="fr" fo:country="FR" style:text-underline-style="none"/>
    </style:style>
    <style:style style:name="P22" style:family="paragraph" style:parent-style-name="Preformatted_20_Text">
      <style:paragraph-properties fo:text-align="start" style:justify-single-word="false"/>
      <style:text-properties style:font-name="Times New Roman" fo:font-size="12pt" fo:language="fr" fo:country="FR" style:text-underline-style="none" style:font-size-asian="12pt" style:font-size-complex="12pt"/>
    </style:style>
    <style:style style:name="P23" style:family="paragraph" style:parent-style-name="Anleitung_20_2">
      <style:text-properties fo:language="fr" fo:country="FR"/>
    </style:style>
    <style:style style:name="P24" style:family="paragraph" style:parent-style-name="Anleitung_20_2">
      <style:text-properties officeooo:rsid="001d4729" officeooo:paragraph-rsid="002c8da7"/>
    </style:style>
    <style:style style:name="P25" style:family="paragraph" style:parent-style-name="ANleitung_20_1">
      <style:text-properties fo:language="fr" fo:country="FR"/>
    </style:style>
    <style:style style:name="P26" style:family="paragraph" style:parent-style-name="ANleitung_20_1">
      <style:paragraph-properties fo:text-align="justify" style:justify-single-word="false"/>
      <style:text-properties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27" style:family="paragraph" style:parent-style-name="ANleitung_20_1">
      <style:text-properties fo:language="fr" fo:country="FR" officeooo:paragraph-rsid="002c8da7"/>
    </style:style>
    <style:style style:name="P28" style:family="paragraph" style:parent-style-name="ANleitung_20_1" style:list-style-name="">
      <style:text-properties fo:language="fr" fo:country="FR"/>
    </style:style>
    <style:style style:name="P29" style:family="paragraph" style:parent-style-name="ANleitung_20_1">
      <style:text-properties fo:language="fr" fo:country="FR" officeooo:rsid="001d4729" officeooo:paragraph-rsid="00293640"/>
    </style:style>
    <style:style style:name="P30" style:family="paragraph" style:parent-style-name="ANleitung_20_1">
      <style:text-properties officeooo:paragraph-rsid="002c8da7"/>
    </style:style>
    <style:style style:name="P31" style:family="paragraph" style:parent-style-name="ANleitung_20_1">
      <style:paragraph-properties fo:break-before="page"/>
      <style:text-properties fo:language="fr" fo:country="FR"/>
    </style:style>
    <style:style style:name="P32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3" style:family="paragraph" style:parent-style-name="Anleitung_20_3">
      <style:text-properties fo:language="fr" fo:country="FR"/>
    </style:style>
    <style:style style:name="P34" style:family="paragraph" style:parent-style-name="Anleitung_20_3">
      <style:text-properties fo:language="fr" fo:country="FR" style:text-underline-style="solid" style:text-underline-width="auto" style:text-underline-color="font-color"/>
    </style:style>
    <style:style style:name="P35" style:family="paragraph" style:parent-style-name="Anleitung_20_3">
      <style:text-properties officeooo:paragraph-rsid="002c8da7"/>
    </style:style>
    <style:style style:name="P36" style:family="paragraph" style:parent-style-name="Contents_20_2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7" style:family="paragraph" style:parent-style-name="Standard">
      <style:text-properties officeooo:paragraph-rsid="002c8da7"/>
    </style:style>
    <style:style style:name="P38" style:family="paragraph" style:parent-style-name="Contents_20_3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officeooo:rsid="0027f5e5"/>
    </style:style>
    <style:style style:name="T4" style:family="text">
      <style:text-properties style:text-underline-style="none" officeooo:rsid="001d4729"/>
    </style:style>
    <style:style style:name="T5" style:family="text">
      <style:text-properties style:text-underline-style="none" officeooo:rsid="002c8da7"/>
    </style:style>
    <style:style style:name="T6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7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8" style:family="text">
      <style:text-properties fo:font-size="32pt" style:text-underline-style="none" fo:font-weight="bold" officeooo:rsid="0025d664" style:font-size-asian="32pt" style:font-weight-asian="bold" style:font-size-complex="32pt" style:font-weight-complex="bold"/>
    </style:style>
    <style:style style:name="T9" style:family="text">
      <style:text-properties fo:font-size="32pt" style:text-underline-style="none" fo:font-weight="bold" officeooo:rsid="002f2e3c" style:font-size-asian="32pt" style:font-weight-asian="bold" style:font-size-complex="32pt" style:font-weight-complex="bold"/>
    </style:style>
    <style:style style:name="T10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11" style:family="text">
      <style:text-properties fo:font-size="24pt" style:text-underline-style="none" fo:font-weight="bold" officeooo:rsid="002162db" style:font-size-asian="24pt" style:font-weight-asian="bold" style:font-size-complex="24pt" style:font-weight-complex="bold"/>
    </style:style>
    <style:style style:name="T12" style:family="text">
      <style:text-properties fo:font-size="24pt" style:text-underline-style="none" fo:font-weight="bold" officeooo:rsid="0025d664" style:font-size-asian="24pt" style:font-weight-asian="bold" style:font-size-complex="24pt" style:font-weight-complex="bold"/>
    </style:style>
    <style:style style:name="T13" style:family="text">
      <style:text-properties fo:font-size="24pt" style:text-underline-style="none" fo:font-weight="bold" officeooo:rsid="002bab74" style:font-size-asian="24pt" style:font-weight-asian="bold" style:font-size-complex="24pt" style:font-weight-complex="bold"/>
    </style:style>
    <style:style style:name="T14" style:family="text">
      <style:text-properties fo:font-size="24pt" style:text-underline-style="none" fo:font-weight="bold" officeooo:rsid="002f2e3c" style:font-size-asian="24pt" style:font-weight-asian="bold" style:font-size-complex="24pt" style:font-weight-complex="bold"/>
    </style:style>
    <style:style style:name="T15" style:family="text">
      <style:text-properties officeooo:rsid="0025d664"/>
    </style:style>
    <style:style style:name="T16" style:family="text">
      <style:text-properties officeooo:rsid="002762bc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officeooo:rsid="002762bc"/>
    </style:style>
    <style:style style:name="T19" style:family="text">
      <style:text-properties officeooo:rsid="00293640"/>
    </style:style>
    <style:style style:name="T20" style:family="text">
      <style:text-properties fo:language="fr" fo:country="FR"/>
    </style:style>
    <style:style style:name="T21" style:family="text">
      <style:text-properties fo:language="fr" fo:country="FR" style:text-underline-style="none"/>
    </style:style>
    <style:style style:name="T22" style:family="text">
      <style:text-properties fo:language="fr" fo:country="FR" style:text-underline-style="solid" style:text-underline-width="auto" style:text-underline-color="font-color"/>
    </style:style>
    <style:style style:name="T23" style:family="text">
      <style:text-properties officeooo:rsid="002c8da7"/>
    </style:style>
    <style:style style:name="T24" style:family="text">
      <style:text-properties officeooo:rsid="0029c2c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8">Format des fichiers </text:span><text:span text:style-name="T7">Taho </text:span><text:span text:style-name="T9">2</text:span><text:span text:style-name="T8">.00</text:span><text:span text:style-name="T2"><text:tab/></text:span><text:span text:style-name="T13">2</text:span><text:span text:style-name="T14">8</text:span><text:span text:style-name="T11">.</text:span><text:span text:style-name="T14">8</text:span><text:span text:style-name="T10">.1</text:span><text:span text:style-name="T12">9</text:span><text:span text:style-name="T6"> </text:span></text:p>
      <text:table-of-content text:style-name="Sect1" text:protected="true" text:name="Inhaltsverzeichni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)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Table des matières</text:p>
          </text:index-title>
          <text:p text:style-name="P32">1 <text:s/><text:a xlink:type="simple" xlink:href="#__RefHeading__5580_1784923760" text:style-name="Internet_20_link" text:visited-style-name="Internet_20_link">Préface</text:a><text:tab/>1</text:p>
          <text:p text:style-name="P32">2 <text:s/><text:a xlink:type="simple" xlink:href="#__RefHeading___Toc1820_1315512385" text:style-name="Internet_20_link" text:visited-style-name="Internet_20_link">structure de base</text:a><text:tab/>1</text:p>
          <text:p text:style-name="P32">3 <text:s/><text:a xlink:type="simple" xlink:href="#__RefHeading___Toc1822_1315512385" text:style-name="Internet_20_link" text:visited-style-name="Internet_20_link">&lt;options&gt;</text:a><text:tab/>1</text:p>
          <text:p text:style-name="P32">4 <text:s/><text:a xlink:type="simple" xlink:href="#__RefHeading___Toc1824_1315512385" text:style-name="Internet_20_link" text:visited-style-name="Internet_20_link">&lt;params&gt;</text:a><text:tab/>1</text:p>
          <text:p text:style-name="P32">5 <text:s/><text:a xlink:type="simple" xlink:href="#__RefHeading___Toc1826_1315512385" text:style-name="Internet_20_link" text:visited-style-name="Internet_20_link">&lt;mapPubSrc&gt; et &lt;mapallsrc&gt;</text:a><text:tab/>2</text:p>
          <text:p text:style-name="P36">5.1 <text:s/><text:a xlink:type="simple" xlink:href="#__RefHeading__2063_313844448" text:style-name="Internet_20_link" text:visited-style-name="Internet_20_link">&lt;name&gt;</text:a><text:tab/>2</text:p>
          <text:p text:style-name="P36">5.2 <text:s/><text:a xlink:type="simple" xlink:href="#__RefHeading__2065_313844448" text:style-name="Internet_20_link" text:visited-style-name="Internet_20_link">&lt;prefix&gt;</text:a><text:tab/>2</text:p>
          <text:p text:style-name="P36">5.3 <text:s/><text:a xlink:type="simple" xlink:href="#__RefHeading__2067_313844448" text:style-name="Internet_20_link" text:visited-style-name="Internet_20_link">&lt;type&gt;</text:a><text:tab/>2</text:p>
          <text:p text:style-name="P36">5.4 <text:s/><text:a xlink:type="simple" xlink:href="#__RefHeading__1780_830507984" text:style-name="Internet_20_link" text:visited-style-name="Internet_20_link">&lt;maxThreads&gt;</text:a><text:tab/>2</text:p>
          <text:p text:style-name="P36">5.5 <text:s/><text:a xlink:type="simple" xlink:href="#__RefHeading__2069_313844448" text:style-name="Internet_20_link" text:visited-style-name="Internet_20_link">&lt;url&gt;, &lt;ext&gt;, &lt;offset&gt;, &lt;ksize&gt; et &lt;mapspf&gt;</text:a><text:tab/>2</text:p>
          <text:p text:style-name="P38">5.5.a ) <text:a xlink:type="simple" xlink:href="#__RefHeading__2071_313844448" text:style-name="Internet_20_link" text:visited-style-name="Internet_20_link">carte de base matricielle (base et overlay) seulement &lt;url&gt;</text:a><text:tab/>2</text:p>
          <text:p text:style-name="P38">5.5.b ) <text:a xlink:type="simple" xlink:href="#__RefHeading__2073_313844448" text:style-name="Internet_20_link" text:visited-style-name="Internet_20_link">Cartes vectorielles</text:a><text:tab/>3</text:p>
          <text:p text:style-name="P38">5.5.c ) <text:a xlink:type="simple" xlink:href="#__RefHeading__854_77433077" text:style-name="Internet_20_link" text:visited-style-name="Internet_20_link">(X)API</text:a><text:tab/>3</text:p>
          <text:p text:style-name="P32">6 <text:s/><text:a xlink:type="simple" xlink:href="#__RefHeading__5620_1784923760" text:style-name="Internet_20_link" text:visited-style-name="Internet_20_link">&lt;OsmIds&gt;</text:a><text:tab/>4</text:p>
          <text:p text:style-name="P36">6.1 <text:s/><text:a xlink:type="simple" xlink:href="#__RefHeading___Toc1828_1315512385" text:style-name="Internet_20_link" text:visited-style-name="Internet_20_link">&lt;ID&gt;</text:a><text:tab/>4</text:p>
          <text:p text:style-name="P38">6.1.a ) <text:a xlink:type="simple" xlink:href="#__RefHeading___Toc1830_1315512385" text:style-name="Internet_20_link" text:visited-style-name="Internet_20_link"><text:s/>&lt;nom&gt;</text:a><text:tab/>4</text:p>
          <text:p text:style-name="P38">6.1.b ) <text:a xlink:type="simple" xlink:href="#__RefHeading___Toc1832_1315512385" text:style-name="Internet_20_link" text:visited-style-name="Internet_20_link">&lt;IDV&gt;</text:a><text:tab/>4</text:p>
          <text:p text:style-name="P32">7 <text:s/><text:a xlink:type="simple" xlink:href="#__RefHeading___Toc485_2031360197" text:style-name="Internet_20_link" text:visited-style-name="Internet_20_link">&lt;OsmLogins&gt;</text:a><text:tab/>4</text:p>
          <text:p text:style-name="P36">7.1 <text:s/><text:a xlink:type="simple" xlink:href="#__RefHeading__855_4375058351" text:style-name="Internet_20_link" text:visited-style-name="Internet_20_link">&lt;LOGIN&gt;</text:a><text:tab/>4</text:p>
          <text:p text:style-name="P38">7.1.a ) <text:a xlink:type="simple" xlink:href="#__RefHeading___Toc1536_13621918041" text:style-name="Internet_20_link" text:visited-style-name="Internet_20_link">&lt;Domain&gt;</text:a><text:tab/>4</text:p>
          <text:p text:style-name="P38">7.1.b ) <text:a xlink:type="simple" xlink:href="#__RefHeading___Toc1538_13621918041" text:style-name="Internet_20_link" text:visited-style-name="Internet_20_link">&lt;name&gt;</text:a><text:tab/>4</text:p>
          <text:p text:style-name="P38">7.1.c ) <text:a xlink:type="simple" xlink:href="#__RefHeading___Toc1538_136219180411" text:style-name="Internet_20_link" text:visited-style-name="Internet_20_link">&lt;pwd&gt;</text:a><text:tab/>4</text:p>
        </text:index-body>
      </text:table-of-content>
      <text:list xml:id="list168192693" text:style-name="Outline">
        <text:list-item>
          <text:h text:style-name="P26" text:outline-level="1"><text:bookmark-start text:name="__RefHeading__5580_1784923760"/>Préface<text:bookmark-end text:name="__RefHeading__5580_1784923760"/></text:h>
        </text:list-item>
      </text:list>
      <text:p text:style-name="P20"/>
      <text:p text:style-name="P16"><text:span text:style-name="T15">Les fichier </text:span>Taho sont utilisés pour enregistrer les paramètres du programme Taho. Cela inclut également les sources de téléchargement pour les <text:span text:style-name="T1">tuiles</text:span> OSM, etc. <text:span text:style-name="T15">Comme</text:span> je l'utilise également pour d'autres programmes, celles-ci sont externalisées dans un fichier supplémentaire. Taho pouvait aussi tout lire d'un fichier.</text:p>
      <text:list xml:id="list30223554789117" text:continue-numbering="true" text:style-name="Outline">
        <text:list-item>
          <text:h text:style-name="P25" text:outline-level="1"><text:bookmark-start text:name="__RefHeading___Toc1820_1315512385"/>structure de base<text:bookmark-end text:name="__RefHeading___Toc1820_1315512385"/></text:h>
        </text:list-item>
      </text:list>
      <text:p text:style-name="P15">C'est un fichier au format XML. Il contient un élément nommé "taho" et un ou plusieurs sous-éléments. Voici les éléments principaux:</text:p>
      <text:list xml:id="list30221966449770" text:continue-numbering="true" text:style-name="Outline">
        <text:list-item>
          <text:h text:style-name="P25" text:outline-level="1"><text:bookmark-start text:name="__RefHeading___Toc1822_1315512385"/>&lt;options&gt;<text:bookmark-end text:name="__RefHeading___Toc1822_1315512385"/></text:h>
        </text:list-item>
      </text:list>
      <text:p text:style-name="P17">Ici tout a été <text:span text:style-name="T23">sauver</text:span> ce que vous pouvez ajuster sous Edition / Options. Cela a entre-temps erré dans le registre, donc cela ne devrait être trouvé que dans les anciens fichiers taho.</text:p>
      <text:list xml:id="list30223665711711" text:continue-numbering="true" text:style-name="Outline">
        <text:list-item>
          <text:h text:style-name="P27" text:outline-level="1"><text:bookmark-start text:name="__RefHeading___Toc1824_1315512385"/>&lt;params&gt;<text:bookmark-end text:name="__RefHeading___Toc1824_1315512385"/></text:h>
        </text:list-item>
      </text:list>
      <text:p text:style-name="P15">Voici les paramètres d’un projet, c’est-à-dire tout ce que vous pouvez <text:span text:style-name="T16">rentrer</text:span> dans la fenêtre principale. Sinon, la même chose s'applique ici <text:span text:style-name="T16">que </text:span>avec &lt;options&gt;</text:p>
      <text:p text:style-name="P15"/>
      <text:h text:style-name="P28" text:outline-level="1"/>
      <text:list xml:id="list30222720936100" text:continue-numbering="true" text:style-name="Outline">
        <text:list-item>
          <text:h text:style-name="P31" text:outline-level="1"><text:bookmark-start text:name="__RefHeading___Toc1826_1315512385"/>&lt;mapPubSrc&gt; et &lt;mapallsrc&gt;<text:bookmark-end text:name="__RefHeading___Toc1826_1315512385"/></text:h>
        </text:list-item>
      </text:list>
      <text:p text:style-name="P4"><text:span text:style-name="T17">Cet élément contient les informations sur les sources de</text:span><text:span text:style-name="T18">s</text:span><text:span text:style-name="T17"> carte. Par défaut, ils se trouvent dans les fichiers defsrcP.taho et mydefsrc.taho. DefsrcP est uniquement lu avec l'élément &lt;mapPubSrc&gt; et ne devrait normalement pas être modifié. Ceci peut donc être facilement remplacé via la fonction de mise à jour sans perte de modifications personnelles. Mydefsrc avec l’élément &lt;mapallsrc&gt; est principalement lu, mais si vous La saisie d'un identifiant réécrira le fichier. Il contient ensuite toutes les sources lues depuis un &lt;mapallsrc&gt; et bien sûr les identifiants. Pour chaque source, il existe un élément &lt;src&gt;. Dans ceci les éléments suivants se produisent:</text:span></text:p>
      <text:list xml:id="list30221834694228" text:continue-numbering="true" text:style-name="Outline">
        <text:list-item>
          <text:list>
            <text:list-item>
              <text:h text:style-name="P23" text:outline-level="2"><text:bookmark-start text:name="__RefHeading__2063_313844448"/>&lt;name&gt;<text:bookmark-end text:name="__RefHeading__2063_313844448"/></text:h>
            </text:list-item>
          </text:list>
        </text:list-item>
      </text:list>
      <text:p text:style-name="P4">Ce nom est besoin pour la sélection et pour les nom de dossiers. Alors il doit seulement contenir des lettres autoriser pour les dossiers.</text:p>
      <text:list xml:id="list30223351561955" text:continue-numbering="true" text:style-name="Outline">
        <text:list-item>
          <text:list>
            <text:list-item>
              <text:h text:style-name="P23" text:outline-level="2"><text:bookmark-start text:name="__RefHeading__2065_313844448"/>&lt;prefix&gt;<text:bookmark-end text:name="__RefHeading__2065_313844448"/></text:h>
            </text:list-item>
          </text:list>
        </text:list-item>
      </text:list>
      <text:p text:style-name="P4">Les cartes créer recevrons des noms commencent avec ce préfixe.</text:p>
      <text:list xml:id="list30223214569353" text:continue-numbering="true" text:style-name="Outline">
        <text:list-item>
          <text:list>
            <text:list-item>
              <text:h text:style-name="P23" text:outline-level="2"><text:bookmark-start text:name="__RefHeading__2067_313844448"/>&lt;type&gt;<text:bookmark-end text:name="__RefHeading__2067_313844448"/></text:h>
            </text:list-item>
          </text:list>
        </text:list-item>
      </text:list>
      <text:p text:style-name="P6">0: <text:bookmark-start text:name="__DdeLink__1802_1315512385"/>carte de base matricielle<text:bookmark-end text:name="__DdeLink__1802_1315512385"/>; 1: Overlays; 2: cartes vectorielles; 3 (X)Api ; <text:span text:style-name="T3">100: carte de base matricielle <text:s/>de défaut</text:span></text:p>
      <text:list xml:id="list30222135741866" text:continue-numbering="true" text:style-name="Outline">
        <text:list-item>
          <text:list>
            <text:list-item>
              <text:h text:style-name="P23" text:outline-level="2"><text:bookmark-start text:name="__RefHeading__1780_830507984"/>&lt;maxThreads&gt;<text:bookmark-end text:name="__RefHeading__1780_830507984"/></text:h>
            </text:list-item>
          </text:list>
        </text:list-item>
      </text:list>
      <text:p text:style-name="P4">Le nombre maximale de Threads si on charges des cartes de cette source. Si ce nombre est 0 ou n´est pas définit il n'y a pas de limite.</text:p>
      <text:list xml:id="list30223757774443" text:continue-numbering="true" text:style-name="Outline">
        <text:list-item>
          <text:list>
            <text:list-item>
              <text:h text:style-name="P23" text:outline-level="2"><text:bookmark-start text:name="__RefHeading__2069_313844448"/>&lt;url&gt;, &lt;ext&gt;, &lt;offset&gt;, &lt;ksize&gt; et &lt;mapspf&gt;<text:bookmark-end text:name="__RefHeading__2069_313844448"/></text:h>
              <text:list>
                <text:list-item>
                  <text:h text:style-name="P33" text:outline-level="3"><text:bookmark-start text:name="__RefHeading__2071_313844448"/>carte de base matricielle (base et overlay) seulement &lt;url&gt;<text:bookmark-end text:name="__RefHeading__2071_313844448"/></text:h>
                </text:list-item>
              </text:list>
            </text:list-item>
          </text:list>
        </text:list-item>
      </text:list>
      <text:p text:style-name="P8">La carte de base a &lt;type&gt;0&lt;/type&gt; et les Overlays &lt;type&gt;1&lt;/type&gt;. </text:p>
      <text:p text:style-name="P9">La URL peut être définit en deux version. Tous les OSM-server que je connais sauvent par exemple <text:s/>la tuiles (x=1,y=2,zoom=3) sous</text:p>
      <text:p text:style-name="P8">URL_DE_BASE/3/1/2.png</text:p>
      <text:p text:style-name="P8">pour ceux là il suffit de définir la URL_DE_BASE, alternativement vous pouvez utiliser des Métacaractère, alors pour l'exemple dernier:</text:p>
      <text:p text:style-name="P8">URL_DE_BASE/$Z/$X/$Y.png</text:p>
      <text:p text:style-name="P12"><text:span text:style-name="T1">ceci est seulement raisonnable si la syntaxe est différent du standard OSM. Si le URL contienne un $ il faut le doubler. Au lieu de "$X" en tant que </text:span><text:bookmark-start text:name="__DdeLink__3127_2732426136"/><text:span text:style-name="T1">Métacaractère</text:span><text:bookmark-end text:name="__DdeLink__3127_2732426136"/><text:span text:style-name="T1">, vous pouvez également utiliser "{X}" ou "${X]", où la casse est ignorée. La même chose vaut pour </text:span><text:span text:style-name="T3">$</text:span><text:span text:style-name="T1">Y et </text:span><text:span text:style-name="T3">$</text:span><text:span text:style-name="T1">Z, bien sûr.</text:span></text:p>
      <text:p text:style-name="P10">Pour les serveurs source dotés d'un identifiant personnel, l'URL ressemble par exemple à comme ça:</text:p>
      <text:p text:style-name="P12"><text:span text:style-name="T1">https://tile.thunderforest.com/cycle/{z}/{x}/{y}.png?apikey=m</text:span><text:span text:style-name="T3">on</text:span><text:span text:style-name="T1">ID</text:span></text:p>
      <text:p text:style-name="P12"><text:span text:style-name="T1">Pour pouvoir enregistrer ces sources dans defsrcP, j'ai utilisé un </text:span><text:bookmark-start text:name="__DdeLink__1807_1315512385"/><text:bookmark-start text:name="__DdeLink__1817_1315512385"/><text:span text:style-name="T1">Métacaractère</text:span><text:bookmark-end text:name="__DdeLink__1807_1315512385"/><text:bookmark-end text:name="__DdeLink__1817_1315512385"/><text:span text:style-name="T1"> pour l'ID, </text:span><text:span text:style-name="T3">alors le URL</text:span><text:span text:style-name="T1"> ressemble à ceci:</text:span></text:p>
      <text:p text:style-name="P10">https://tile.thunderforest.com/cycle/{Z}/{X}/{Y}.png?apikey={ID_Thunderforest}</text:p>
      <text:p text:style-name="P10">L'important est que cela commence par "{ID_" et se termine par "}". Bien entendu, le même Métacaractère doit être utilisé pour toutes les URL portant le même identifiant.</text:p>
      <text:p text:style-name="P12"><text:span text:style-name="T1">Si vous voulez utiliser ce programme pour charger des cartes autre que de OSM vous devrez respecter les c</text:span>onditions d'utilisation. La plus part des source donnes les <text:span text:style-name="T1">tailles en format png, si non on peut définir le format dans &lt;ext&gt;</text:span></text:p>
      <text:list xml:id="list30223105935734" text:continue-numbering="true" text:style-name="Outline">
        <text:list-item>
          <text:list>
            <text:list-item>
              <text:list>
                <text:list-item>
                  <text:h text:style-name="P34" text:outline-level="3"><text:bookmark-start text:name="__RefHeading__2073_313844448"/><text:soft-page-break/>Cartes vectorielles<text:bookmark-end text:name="__RefHeading__2073_313844448"/></text:h>
                </text:list-item>
              </text:list>
            </text:list-item>
          </text:list>
        </text:list-item>
      </text:list>
      <text:p text:style-name="P4">Ceci ont <text:span text:style-name="T1">&lt;type&gt;2&lt;/type&gt;.</text:span></text:p>
      <text:p text:style-name="P4">Pour le moment je connais deux sortes de URL:</text:p>
      <text:p text:style-name="P8">http://openstreetmap.teddynetz.de/latest/img/63273/63273621.img.gz</text:p>
      <text:p text:style-name="P1"><text:a xlink:type="simple" xlink:href="http://osm.smash-net.org/srtm/53273621.img.gz" text:style-name="Internet_20_link" text:visited-style-name="Visited_20_Internet_20_Link"><text:span text:style-name="T20">http://osm.smash-net.org/srtm/53273621.img.gz</text:span></text:a></text:p>
      <text:p text:style-name="P8">les deux commence avec une URL de base qui est sauver dans &lt;url&gt; :</text:p>
      <text:p text:style-name="P8">&lt;url&gt;http://openstreetmap.teddynetz.de/latest/img&lt;/url&gt;</text:p>
      <text:p text:style-name="P1"><text:span text:style-name="T20">&lt;url&gt;</text:span><text:a xlink:type="simple" xlink:href="http://osm.smash-net.org/srtm" text:style-name="Internet_20_link" text:visited-style-name="Visited_20_Internet_20_Link"><text:span text:style-name="T20">http://osm.smash-net.org/srtm</text:span></text:a><text:span text:style-name="T20">&lt;/url&gt;</text:span></text:p>
      <text:p text:style-name="P8">dans le premier exemple il y a encore un sous-dossier pour 1000 cartes, dans le deuxième tous sont dans le dossier principale. Si le sous dossier a le Numéro_de_cartes/nombre_de_cartes_par_dossier il faut sauver ce nombre_de_cartes_par_dossier dans &lt;mapspf&gt;. Si il y a pas de sous dossier il faut mettre 0. Alors pour les deux source d'avant:</text:p>
      <text:p text:style-name="P8">&lt;mapspf&gt;1000&lt;/mapspf&gt;</text:p>
      <text:p text:style-name="P8">&lt;mapspf&gt;0&lt;/mapspf&gt;</text:p>
      <text:p text:style-name="P8">Le numéro de cartes se calcule par: </text:p>
      <text:p text:style-name="P8"/>
      <text:p text:style-name="P21">Number = ((int)((lat + 90) / ksize) + (int)((lon + 180) / ksize) * (int)(180 / ksize)) + offset</text:p>
      <text:p text:style-name="P21"/>
      <text:p text:style-name="P22">Alors il faut encore sauver ksize et offset. Pour les exemple d'avant ksize=1 dégrée:</text:p>
      <text:p text:style-name="P22">&lt;ksize&gt;1.000000&lt;/ksize&gt;</text:p>
      <text:p text:style-name="P22"/>
      <text:p text:style-name="P22">et les offset 63240001 ou bien 53240001</text:p>
      <text:p text:style-name="P22"/>
      <text:p text:style-name="P22">&lt;offset&gt;63240001&lt;/offset&gt;</text:p>
      <text:p text:style-name="P22">&lt;offset&gt;53240001&lt;/offset&gt;</text:p>
      <text:p text:style-name="P22">Alors en tout:</text:p>
      <text:p text:style-name="P21"><text:tab/><text:tab/>&lt;src&gt;</text:p>
      <text:p text:style-name="P21"><text:tab/><text:tab/><text:tab/>&lt;name&gt;CompTeddy latest&lt;/name&gt;</text:p>
      <text:p text:style-name="P21"><text:tab/><text:tab/><text:tab/>&lt;prefix&gt;CTL&lt;/prefix&gt;</text:p>
      <text:p text:style-name="P21"><text:tab/><text:tab/><text:tab/>&lt;url&gt;http://openstreetmap.teddynetz.de/latest/img&lt;/url&gt;</text:p>
      <text:p text:style-name="P21"><text:tab/><text:tab/><text:tab/>&lt;type&gt;2&lt;/type&gt;</text:p>
      <text:p text:style-name="P21"><text:tab/><text:tab/><text:tab/>&lt;offset&gt;63240001&lt;/offset&gt;</text:p>
      <text:p text:style-name="P21"><text:tab/><text:tab/><text:tab/>&lt;ksize&gt;1.000000&lt;/ksize&gt;</text:p>
      <text:p text:style-name="P21"><text:tab/><text:tab/><text:tab/>&lt;mapspf&gt;1000&lt;/mapspf&gt;</text:p>
      <text:p text:style-name="P21"><text:tab/><text:tab/>&lt;/src&gt;</text:p>
      <text:p text:style-name="P21"><text:tab/><text:tab/>&lt;src&gt;</text:p>
      <text:p text:style-name="P21"><text:tab/><text:tab/><text:tab/>&lt;name&gt;SRTM&lt;/name&gt;</text:p>
      <text:p text:style-name="P21"><text:tab/><text:tab/><text:tab/>&lt;prefix&gt;SRTM&lt;/prefix&gt;</text:p>
      <text:p text:style-name="P21"><text:tab/><text:tab/><text:tab/>&lt;url&gt;http://osm.smash-net.org/srtm&lt;/url&gt;</text:p>
      <text:p text:style-name="P21"><text:tab/><text:tab/><text:tab/>&lt;type&gt;2&lt;/type&gt;</text:p>
      <text:p text:style-name="P21"><text:tab/><text:tab/><text:tab/>&lt;offset&gt;53240001&lt;/offset&gt;</text:p>
      <text:p text:style-name="P21"><text:tab/><text:tab/><text:tab/>&lt;ksize&gt;1.000000&lt;/ksize&gt;</text:p>
      <text:p text:style-name="P21"><text:tab/><text:tab/><text:tab/>&lt;mapspf&gt;0&lt;/mapspf&gt;</text:p>
      <text:p text:style-name="P21"><text:tab/><text:tab/>&lt;/src&gt;</text:p>
      <text:list xml:id="list30223813218182" text:continue-numbering="true" text:style-name="Outline">
        <text:list-item>
          <text:list>
            <text:list-item>
              <text:list>
                <text:list-item>
                  <text:h text:style-name="P33" text:outline-level="3"><text:bookmark-start text:name="__RefHeading__854_77433077"/>(X)API<text:bookmark-end text:name="__RefHeading__854_77433077"/></text:h>
                </text:list-item>
              </text:list>
            </text:list-item>
          </text:list>
        </text:list-item>
      </text:list>
      <text:p text:style-name="P4">Pour celui ci il faut mettre <text:span text:style-name="T1">&lt;type&gt;3&lt;/type&gt;.</text:span></text:p>
      <text:p text:style-name="P7">Dans le programme les carte vectorielles et les accès API ne sont pas séparées. Bien sûr il faut définir la URL, par exemple </text:p>
      <text:p text:style-name="Standard"><text:span text:style-name="T21">&lt;url&gt;</text:span><text:a xlink:type="simple" xlink:href="http://xapi.openstreetmap.org/api/0.6/map?bbox=$W,$S,$E,$N" text:style-name="Internet_20_link" text:visited-style-name="Visited_20_Internet_20_Link"><text:span text:style-name="T22">http://xapi.openstreetmap.org/api/0.6/map?bbox=$W,$S,$E,$N</text:span></text:a><text:span text:style-name="T21">&lt;/url&gt;</text:span></text:p>
      <text:p text:style-name="P7">Les garde-place ($W,$S,$E,$N) serrant remplacer par les limites de la zone a charger. Ci il y a une limite de la grandeur de la zone de 100 dégrées carres alors il faut mettre encore:</text:p>
      <text:p text:style-name="P7">&lt;ksize&gt;100.000000&lt;/ksize&gt;</text:p>
      <text:p text:style-name="Standard"><text:span text:style-name="T21">Si il n'y a pas de limite mètres ksize=0. Bien sûr on peut mettre tous les URL ici qui contiennent aux plus les paramètres ($W,$S,$E,$N). Principalement les query <text:s/>de (X)API. voir.:</text:span><text:a xlink:type="simple" xlink:href="http://wiki.openstreetmap.org/wiki/API_v0.6" text:style-name="Internet_20_link" text:visited-style-name="Visited_20_Internet_20_Link"><text:span text:style-name="T22">http://wiki.openstreetmap.org/wiki/API_v0.6</text:span></text:a><text:span text:style-name="T21"> <text:s/>et </text:span><text:a xlink:type="simple" xlink:href="http://wiki.openstreetmap.org/wiki/DE:Xapi" text:style-name="Internet_20_link" text:visited-style-name="Visited_20_Internet_20_Link"><text:span text:style-name="T20">http://wiki.openstreetmap.org/wiki/FR:Xapi</text:span></text:a><text:span text:style-name="T20"> </text:span></text:p>
      <text:list xml:id="list30223298997409" text:continue-numbering="true" text:style-name="Outline">
        <text:list-item>
          <text:h text:style-name="P29" text:outline-level="1"><text:bookmark-start text:name="__RefHeading__5620_1784923760"/><text:soft-page-break/>&lt;OsmIds&gt;<text:bookmark-end text:name="__RefHeading__5620_1784923760"/></text:h>
        </text:list-item>
      </text:list>
      <text:p text:style-name="P13">Ici, Taho ou un autre programme dépose les identifiants pour les sources où vous devez vous inscrire. Comme ils sont <text:span text:style-name="T19">pas</text:span> publics, ils appartiennent à mydefsrc.taho. Dans l'URL de la source, un <text:span text:style-name="T1">Métacaractère</text:span> avec le nom de l'ID est entré, qui est ensuite remplacé par l'ID du programme.</text:p>
      <text:list xml:id="list30223488105438" text:continue-numbering="true" text:style-name="Outline">
        <text:list-item>
          <text:list>
            <text:list-item>
              <text:h text:style-name="P23" text:outline-level="2"><text:bookmark-start text:name="__RefHeading___Toc1828_1315512385"/>&lt;ID&gt;<text:bookmark-end text:name="__RefHeading___Toc1828_1315512385"/></text:h>
            </text:list-item>
          </text:list>
        </text:list-item>
      </text:list>
      <text:p text:style-name="P13">Il y a un élément avec deux entrées pour chaque ID:</text:p>
      <text:list xml:id="list30222936986522" text:continue-numbering="true" text:style-name="Outline">
        <text:list-item>
          <text:list>
            <text:list-item>
              <text:list>
                <text:list-item>
                  <text:h text:style-name="P33" text:outline-level="3"><text:bookmark-start text:name="__RefHeading___Toc1830_1315512385"/><text:s/>&lt;nom&gt;<text:bookmark-end text:name="__RefHeading___Toc1830_1315512385"/></text:h>
                </text:list-item>
              </text:list>
            </text:list-item>
          </text:list>
        </text:list-item>
      </text:list>
      <text:p text:style-name="P13">Cela doit commencer par ID_.</text:p>
      <text:list xml:id="list30221948552989" text:continue-numbering="true" text:style-name="Outline">
        <text:list-item>
          <text:list>
            <text:list-item>
              <text:list>
                <text:list-item>
                  <text:h text:style-name="P33" text:outline-level="3"><text:bookmark-start text:name="__RefHeading___Toc1832_1315512385"/>&lt;IDV&gt;<text:bookmark-end text:name="__RefHeading___Toc1832_1315512385"/></text:h>
                </text:list-item>
              </text:list>
            </text:list-item>
          </text:list>
        </text:list-item>
      </text:list>
      <text:p text:style-name="P14">L'identifiant personnel</text:p>
      <text:list xml:id="list30223409115778" text:continue-numbering="true" text:style-name="Outline">
        <text:list-item>
          <text:h text:style-name="P30" text:outline-level="1"><text:bookmark-start text:name="__RefHeading___Toc485_2031360197"/><text:bookmark text:name="__DdeLink__1832_856668453"/>&lt;OsmLogins&gt;<text:bookmark-end text:name="__RefHeading___Toc485_2031360197"/></text:h>
        </text:list-item>
      </text:list>
      <text:p text:style-name="P2"><text:bookmark-start text:name="__DdeLink__1599_2577934550"/>Ici, Taho ou un autre programme dépose les informations de <text:bookmark-start text:name="__DdeLink__1611_2577934550"/><text:span text:style-name="T23">login</text:span><text:bookmark-end text:name="__DdeLink__1611_2577934550"/> au serveur de <text:bookmark-start text:name="__DdeLink__1608_2577934550"/>tuiles<text:bookmark-end text:name="__DdeLink__1608_2577934550"/> dont il a besoin. Comme ils sont tout sauf publics, ils <text:span text:style-name="T23">sont sauver dans</text:span> mydefsrc.taho<text:bookmark-end text:name="__DdeLink__1599_2577934550"/></text:p>
      <text:list xml:id="list30221895266397" text:continue-numbering="true" text:style-name="Outline">
        <text:list-item>
          <text:list>
            <text:list-item>
              <text:h text:style-name="P24" text:outline-level="2"><text:bookmark-start text:name="__RefHeading__855_4375058351"/>&lt;LOGIN&gt;<text:bookmark-end text:name="__RefHeading__855_4375058351"/></text:h>
            </text:list-item>
          </text:list>
        </text:list-item>
      </text:list>
      <text:p text:style-name="P18"><text:bookmark-start text:name="__DdeLink__1601_2577934550"/><text:span text:style-name="T4">Pour chaque serveur nécessitant une </text:span><text:span text:style-name="T5">login</text:span><text:span text:style-name="T4">, il existe un élément avec trois entrées:</text:span><text:bookmark-start text:name="__DdeLink__1761_9600787331"/><text:bookmark-end text:name="__DdeLink__1601_2577934550"/></text:p>
      <text:list xml:id="list30223496563639" text:continue-numbering="true" text:style-name="Outline">
        <text:list-item>
          <text:list>
            <text:list-item>
              <text:list>
                <text:list-item>
                  <text:h text:style-name="P35" text:outline-level="3"><text:bookmark-start text:name="__RefHeading___Toc1536_13621918041"/>&lt;Domain&gt;<text:bookmark-end text:name="__RefHeading___Toc1536_13621918041"/></text:h>
                </text:list-item>
              </text:list>
            </text:list-item>
          </text:list>
        </text:list-item>
      </text:list>
      <text:p text:style-name="P19"><text:bookmark-start text:name="__DdeLink__1606_2577934550"/>Ceci est automatiquement formé à partir de l'URL. La partie est utilisée entre la deuxième et la troisième, / ' <text:span text:style-name="T23">alors </text:span>sans le "http: //" et, plus important encore, sans le <text:span text:style-name="T23">numero de </text:span><text:span text:style-name="T4">tuiles</text:span>, sinon il faudrait entrer à nouveau pour chaque tuile les données. Ainsi, à partir de http://privat.karten.de/5/4/3.png, privat.karten.de serait utilisé. Comme cela se produit automatiquement, vous ne devriez rien changer. S'il y a des problèmes, par exemple un serveur proposant plusieurs cartes, par exemple Ces URL ont: http://privat.karten.de/KarteA/5/4/3.png et http://privat.karten.de/KarteB/5/4/3.png et <text:span text:style-name="T23">il demanderait</text:span> <text:span text:style-name="T23">d</text:span>es différentes <text:span text:style-name="T5">login pour chacun</text:span>, veuillez alors signaler à moi, ou <text:span text:style-name="T23">changer le</text:span> code source de Taho ou similaire<text:bookmark-end text:name="__DdeLink__1606_2577934550"/> <text:bookmark text:name="tw-target-text"/><text:span text:style-name="T20">vous-même.</text:span></text:p>
      <text:p text:style-name="P19"><text:span text:style-name="T23"><text:s/></text:span><text:bookmark-start text:name="__DdeLink__475_2031360197"/></text:p>
      <text:list xml:id="list30223637433327" text:continue-numbering="true" text:style-name="Outline">
        <text:list-item>
          <text:list>
            <text:list-item>
              <text:list>
                <text:list-item>
                  <text:h text:style-name="P35" text:outline-level="3"><text:bookmark-start text:name="__RefHeading___Toc1538_13621918041"/>&lt;name&gt;<text:bookmark-end text:name="__RefHeading___Toc1538_13621918041"/></text:h>
                </text:list-item>
              </text:list>
            </text:list-item>
          </text:list>
        </text:list-item>
      </text:list>
      <text:p text:style-name="P3"><text:span text:style-name="T23">Le</text:span> <text:bookmark-end text:name="__DdeLink__1761_9600787331"/><text:span text:style-name="T23">nom de Login</text:span><text:bookmark-end text:name="__DdeLink__475_2031360197"/></text:p>
      <text:list xml:id="list30222961288846" text:continue-numbering="true" text:style-name="Outline">
        <text:list-item>
          <text:list>
            <text:list-item>
              <text:list>
                <text:list-item>
                  <text:h text:style-name="P35" text:outline-level="3"><text:bookmark-start text:name="__RefHeading___Toc1538_136219180411"/>&lt;<text:span text:style-name="T24">pwd</text:span>&gt;<text:bookmark-end text:name="__RefHeading___Toc1538_136219180411"/></text:h>
                </text:list-item>
              </text:list>
            </text:list-item>
          </text:list>
        </text:list-item>
      </text:list>
      <text:p text:style-name="P11"><text:bookmark-start text:name="__DdeLink__1613_2577934550"/>Le mot de passe de <text:bookmark-end text:name="__DdeLink__1613_2577934550"/><text:span text:style-name="T23">login</text:span></text:p>
      <text:p text:style-name="P9"/>
      <text:p text:style-name="P9">Dimitri Junk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ANleitung_20_PRGName" style:display-name="ANleitung PRGName" style:family="paragraph" style:parent-style-name="Heading_20_1" style:class="text">
      <style:text-properties fo:text-transform="capitalize" style:text-underline-style="solid" style:text-underline-width="auto" style:text-underline-color="font-color"/>
    </style:style>
    <style:style style:name="ANleitung_20_1" style:display-name="ANleitung 1" style:family="paragraph" style:parent-style-name="ANleitung_20_PRGName" style:next-style-name="Standard" style:default-outline-level="1" style:list-style-name="Outline" style:class="text">
      <style:text-properties fo:font-variant="normal" fo:text-transform="none" fo:font-size="16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Anleitung_20_2" style:display-name="Anleitung 2" style:family="paragraph" style:parent-style-name="ANleitung_20_1" style:next-style-name="Standard" style:default-outline-level="2" style:list-style-name="Outline" style:class="text">
      <style:text-properties fo:font-size="14pt" fo:font-weight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Anleitung_20_3" style:display-name="Anleitung 3" style:family="paragraph" style:parent-style-name="Anleitung_20_2" style:next-style-name="Standard" style:default-outline-level="3" style:list-style-name="Outline">
      <style:text-properties fo:font-size="12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a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cm" fo:margin-bottom="1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meta:initial-creator>Dimitri Junker</meta:initial-creator>
    <meta:creation-date>2008-08-07T14:37:26</meta:creation-date>
    <dc:creator>Dimitri Junker</dc:creator>
    <dc:date>2019-08-30T03:02:21.423000000</dc:date>
    <meta:editing-cycles>109</meta:editing-cycles>
    <meta:editing-duration>P1DT10H48M7S</meta:editing-duration>
    <meta:printed-by>Dimitri Junker</meta:printed-by>
    <meta:print-date>2010-08-09T17:19:43.23</meta:print-date>
    <meta:document-statistic meta:table-count="0" meta:image-count="0" meta:object-count="0" meta:page-count="4" meta:paragraph-count="120" meta:word-count="1161" meta:character-count="7823" meta:non-whitespace-character-count="6727"/>
    <meta:user-defined meta:name="Info 1"/>
    <meta:user-defined meta:name="Info 2"/>
    <meta:user-defined meta:name="Info 3"/>
    <meta:user-defined meta:name="Info 4"/>
  </office:meta>
</office:document-meta>
</file>